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fo:font-size="14pt" style:text-underline-style="solid" style:text-underline-width="auto" style:text-underline-color="font-color" officeooo:rsid="000a05c3" officeooo:paragraph-rsid="00046287" style:font-size-asian="14pt" style:font-size-complex="14pt"/>
    </style:style>
    <style:style style:name="P2" style:family="paragraph" style:parent-style-name="Standard">
      <style:paragraph-properties fo:text-align="center" style:justify-single-word="false" fo:padding="0.049cm" fo:border="0.06pt solid #000000"/>
      <style:text-properties style:font-name="Times New Roman" fo:font-size="14pt" fo:font-weight="bold" officeooo:rsid="000b4acc" officeooo:paragraph-rsid="000e434c" style:font-size-asian="14pt" style:font-weight-asian="bold" style:font-size-complex="14pt" style:font-weight-complex="bold"/>
    </style:style>
    <style:style style:name="P3" style:family="paragraph" style:parent-style-name="Standard">
      <style:paragraph-properties fo:padding="0.049cm" fo:border="0.06pt solid #000000"/>
      <style:text-properties style:font-name="Times New Roman" fo:font-size="14pt" fo:font-weight="bold" officeooo:rsid="000b4acc" officeooo:paragraph-rsid="000e434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 fo:padding="0.049cm" fo:border="0.06pt solid #000000"/>
      <style:text-properties style:font-name="Times New Roman" fo:font-size="12pt" fo:font-weight="bold" officeooo:rsid="000b4acc" officeooo:paragraph-rsid="000e434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15.946cm" style:type="right"/>
        </style:tab-stops>
      </style:paragraph-properties>
      <style:text-properties style:font-name="Times New Roman" fo:font-size="12pt" officeooo:paragraph-rsid="000e434c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officeooo:rsid="0001253e" officeooo:paragraph-rsid="000e434c"/>
    </style:style>
    <style:style style:name="P7" style:family="paragraph" style:parent-style-name="Standard">
      <style:paragraph-properties fo:text-align="justify" style:justify-single-word="false"/>
      <style:text-properties style:font-name="Times New Roman" officeooo:rsid="0035dc7e" officeooo:paragraph-rsid="00373aac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style:font-name="Times New Roman" officeooo:rsid="00297f95" officeooo:paragraph-rsid="00297f95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style:text-underline-style="none" officeooo:rsid="00235d14" officeooo:paragraph-rsid="002be5fb" style:font-size-asian="10.5pt" style:font-size-complex="12pt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>
        <style:tab-stops>
          <style:tab-stop style:position="17.595cm" style:type="right"/>
        </style:tab-stops>
      </style:paragraph-properties>
      <style:text-properties style:use-window-font-color="true" loext:opacity="0%" style:font-name="Times New Roman" fo:font-size="12pt" fo:language="fr" fo:country="FR" officeooo:paragraph-rsid="000e434c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style:font-name="Times New Roman" officeooo:rsid="0035dc7e" officeooo:paragraph-rsid="0035dc7e"/>
    </style:style>
    <style:style style:name="P12" style:family="paragraph" style:parent-style-name="Standard">
      <style:paragraph-properties fo:text-align="justify" style:justify-single-word="false"/>
      <style:text-properties style:use-window-font-color="true" loext:opacity="0%" style:font-name="Times New Roman" officeooo:rsid="0035dc7e" officeooo:paragraph-rsid="003b0aa5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Times New Roman" officeooo:rsid="003b0490" officeooo:paragraph-rsid="003b0aa5"/>
    </style:style>
    <style:style style:name="P14" style:family="paragraph" style:parent-style-name="Standard">
      <style:paragraph-properties fo:text-align="justify" style:justify-single-word="false"/>
      <style:text-properties style:use-window-font-color="true" loext:opacity="0%" style:font-name="Times New Roman" officeooo:rsid="003b0aa5" officeooo:paragraph-rsid="003b0aa5"/>
    </style:style>
    <style:style style:name="P15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weight="bold" officeooo:rsid="003b0aa5" officeooo:paragraph-rsid="003b0aa5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use-window-font-color="true" loext:opacity="0%" style:font-name="Times New Roman" officeooo:rsid="003c86f4" officeooo:paragraph-rsid="003c86f4"/>
    </style:style>
    <style:style style:name="P17" style:family="paragraph" style:parent-style-name="Standard">
      <style:paragraph-properties fo:text-align="justify" style:justify-single-word="false"/>
      <style:text-properties style:use-window-font-color="true" loext:opacity="0%" style:font-name="Times New Roman" officeooo:rsid="002faef1" officeooo:paragraph-rsid="0035dc7e"/>
    </style:style>
    <style:style style:name="P18" style:family="paragraph" style:parent-style-name="Standard">
      <style:paragraph-properties fo:text-align="justify" style:justify-single-word="false"/>
      <style:text-properties style:use-window-font-color="true" loext:opacity="0%" style:font-name="Courier New" officeooo:rsid="0035dc7e" officeooo:paragraph-rsid="003b0aa5"/>
    </style:style>
    <style:style style:name="P19" style:family="paragraph" style:parent-style-name="Standard">
      <style:paragraph-properties fo:text-align="justify" style:justify-single-word="false"/>
      <style:text-properties style:use-window-font-color="true" loext:opacity="0%" style:font-name="Droid Sans Mono" fo:font-size="10.5pt" fo:font-weight="normal" officeooo:paragraph-rsid="003b0aa5" fo:background-color="transparent"/>
    </style:style>
    <style:style style:name="P20" style:family="paragraph" style:parent-style-name="Standard">
      <style:paragraph-properties fo:text-align="justify" style:justify-single-word="false"/>
      <style:text-properties fo:color="#ce181e" loext:opacity="100%" style:font-name="Times New Roman" fo:font-size="12pt" style:text-underline-style="none" officeooo:rsid="0035cc46" officeooo:paragraph-rsid="0035cc46" style:font-size-asian="10.5pt" style:font-size-complex="12pt"/>
    </style:style>
    <style:style style:name="P21" style:family="paragraph" style:parent-style-name="Entête" style:master-page-name="Standard">
      <style:paragraph-properties fo:margin-left="1cm" fo:margin-right="0cm" fo:text-indent="-1cm" style:auto-text-indent="false" style:page-number="auto">
        <style:tab-stops>
          <style:tab-stop style:position="17.002cm" style:type="right"/>
        </style:tab-stops>
      </style:paragraph-properties>
      <style:text-properties style:use-window-font-color="true" loext:opacity="0%" style:font-name="Times New Roman" fo:font-size="12pt" fo:language="fr" fo:country="FR" officeooo:paragraph-rsid="000e434c" style:font-name-asian="Times New Roman" style:font-size-asian="12pt" style:language-asian="zxx" style:country-asian="none" style:font-name-complex="Times New Roman" style:font-size-complex="12pt" style:language-complex="ar" style:country-complex="SA"/>
    </style:style>
    <style:style style:name="P22" style:family="paragraph" style:parent-style-name="Heading_20_1">
      <style:paragraph-properties fo:padding="0.049cm" fo:border="0.06pt solid #000000"/>
      <style:text-properties style:font-name="Times New Roman" fo:font-size="12pt" fo:font-weight="bold" officeooo:rsid="000b4acc" officeooo:paragraph-rsid="000e434c" style:font-size-asian="12pt" style:font-weight-asian="bold" style:font-size-complex="12pt" style:font-weight-complex="bold"/>
    </style:style>
    <style:style style:name="P23" style:family="paragraph" style:parent-style-name="Heading_20_1">
      <style:paragraph-properties fo:padding="0.049cm" fo:border="0.06pt solid #000000"/>
      <style:text-properties style:font-name="Times New Roman" fo:font-size="14pt" officeooo:paragraph-rsid="000e434c" style:font-size-asian="14pt" style:font-size-complex="14pt"/>
    </style:style>
    <style:style style:name="P24" style:family="paragraph" style:parent-style-name="Standard" style:list-style-name="L2">
      <style:paragraph-properties fo:text-align="justify" style:justify-single-word="false"/>
      <style:text-properties style:use-window-font-color="true" loext:opacity="0%" style:font-name="Times New Roman" officeooo:rsid="003b0aa5" officeooo:paragraph-rsid="003b0aa5"/>
    </style:style>
    <style:style style:name="P25" style:family="paragraph" style:parent-style-name="Standard">
      <style:paragraph-properties fo:text-align="justify" style:justify-single-word="false"/>
      <style:text-properties style:use-window-font-color="true" loext:opacity="0%" style:font-name="Times New Roman" officeooo:rsid="003b0aa5" officeooo:paragraph-rsid="003b0aa5"/>
    </style:style>
    <style:style style:name="P2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weight="bold" officeooo:rsid="003b0aa5" officeooo:paragraph-rsid="003b0aa5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use-window-font-color="true" loext:opacity="0%" style:font-name="Droid Sans Mono" fo:font-size="10.5pt" fo:font-weight="normal" officeooo:paragraph-rsid="003b0aa5" fo:background-color="transparent"/>
    </style:style>
    <style:style style:name="P28" style:family="paragraph" style:parent-style-name="Standard">
      <style:paragraph-properties fo:text-align="justify" style:justify-single-word="false"/>
      <style:text-properties fo:color="#c9211e" loext:opacity="100%" style:font-name="Times New Roman" fo:font-weight="bold" officeooo:rsid="003b0aa5" officeooo:paragraph-rsid="003b0aa5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fo:color="#c9211e" loext:opacity="100%" style:font-name="Times New Roman" fo:font-weight="bold" officeooo:rsid="003d7e8a" officeooo:paragraph-rsid="003d7e8a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fo:color="#c9211e" loext:opacity="100%" style:font-name="Times New Roman" officeooo:rsid="003b0aa5" officeooo:paragraph-rsid="003b0aa5"/>
    </style:style>
    <style:style style:name="P31" style:family="paragraph" style:parent-style-name="Standard" style:list-style-name="L1">
      <style:paragraph-properties fo:text-align="justify" style:justify-single-word="false"/>
      <style:text-properties fo:color="#c9211e" loext:opacity="100%" style:font-name="Times New Roman" officeooo:rsid="003b0aa5" officeooo:paragraph-rsid="003b0aa5"/>
    </style:style>
    <style:style style:name="P32" style:family="paragraph" style:parent-style-name="Standard">
      <style:paragraph-properties fo:text-align="justify" style:justify-single-word="false"/>
      <style:text-properties fo:color="#c9211e" loext:opacity="100%" style:font-name="Times New Roman" officeooo:rsid="003d7e8a" officeooo:paragraph-rsid="003d7e8a"/>
    </style:style>
    <style:style style:name="P33" style:family="paragraph" style:parent-style-name="Standard">
      <style:paragraph-properties fo:text-align="justify" style:justify-single-word="false"/>
      <style:text-properties fo:color="#c9211e" loext:opacity="100%" style:font-name="Courier New" fo:font-size="10.5pt" fo:font-weight="normal" officeooo:rsid="003d7e8a" officeooo:paragraph-rsid="003d7e8a" fo:background-color="transparent"/>
    </style:style>
    <style:style style:name="P34" style:family="paragraph" style:parent-style-name="Standard">
      <style:paragraph-properties style:line-height-at-least="0.503cm"/>
      <style:text-properties fo:color="#c9211e" loext:opacity="100%" style:font-name="Courier New" fo:font-size="10.5pt" fo:font-weight="normal" fo:background-color="transparent"/>
    </style:style>
    <style:style style:name="P35" style:family="paragraph" style:parent-style-name="Standard">
      <style:paragraph-properties fo:text-align="justify" style:justify-single-word="false"/>
      <style:text-properties fo:color="#c9211e" loext:opacity="100%" style:font-name="Courier New" fo:font-size="10.5pt" fo:font-weight="normal" officeooo:rsid="003b0aa5" officeooo:paragraph-rsid="003b0aa5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4acc" style:font-weight-asian="bold" style:font-weight-complex="bold"/>
    </style:style>
    <style:style style:name="T3" style:family="text">
      <style:text-properties fo:font-weight="bold" officeooo:rsid="002be5fb" style:font-weight-asian="bold" style:font-weight-complex="bold"/>
    </style:style>
    <style:style style:name="T4" style:family="text">
      <style:text-properties fo:font-weight="bold" officeooo:rsid="002efb71" style:font-weight-asian="bold" style:font-weight-complex="bold"/>
    </style:style>
    <style:style style:name="T5" style:family="text">
      <style:text-properties fo:font-weight="bold" officeooo:rsid="003d7e8a" style:font-weight-asian="bold" style:font-weight-complex="bold"/>
    </style:style>
    <style:style style:name="T6" style:family="text">
      <style:text-properties officeooo:rsid="000b4acc"/>
    </style:style>
    <style:style style:name="T7" style:family="text">
      <style:text-properties fo:font-weight="normal" officeooo:rsid="000b4acc" style:font-weight-asian="normal" style:font-weight-complex="normal"/>
    </style:style>
    <style:style style:name="T8" style:family="text">
      <style:text-properties fo:font-weight="normal" officeooo:rsid="002efb71" style:font-weight-asian="normal" style:font-weight-complex="normal"/>
    </style:style>
    <style:style style:name="T9" style:family="text">
      <style:text-properties officeooo:rsid="000e434c"/>
    </style:style>
    <style:style style:name="T10" style:family="text">
      <style:text-properties officeooo:rsid="002b5d74"/>
    </style:style>
    <style:style style:name="T11" style:family="text">
      <style:text-properties officeooo:rsid="002be5fb"/>
    </style:style>
    <style:style style:name="T12" style:family="text">
      <style:text-properties officeooo:rsid="002efb71"/>
    </style:style>
    <style:style style:name="T13" style:family="text">
      <style:text-properties officeooo:rsid="00373aac"/>
    </style:style>
    <style:style style:name="T14" style:family="text">
      <style:text-properties officeooo:rsid="003b0490"/>
    </style:style>
    <style:style style:name="T15" style:family="text">
      <style:text-properties officeooo:rsid="003b0aa5"/>
    </style:style>
    <style:style style:name="T16" style:family="text">
      <style:text-properties style:font-name="Courier New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b0aa5" style:font-style-asian="italic" style:font-style-complex="italic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officeooo:rsid="003b0aa5"/>
    </style:style>
    <style:style style:name="T2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2" style:family="text">
      <style:text-properties style:text-underline-style="none"/>
    </style:style>
    <style:style style:name="T23" style:family="text">
      <style:text-properties officeooo:rsid="003b5bc3"/>
    </style:style>
    <style:style style:name="T24" style:family="text">
      <style:text-properties style:use-window-font-color="true" loext:opacity="0%"/>
    </style:style>
    <style:style style:name="T25" style:family="text">
      <style:text-properties style:use-window-font-color="true" loext:opacity="0%" officeooo:rsid="00373aac"/>
    </style:style>
    <style:style style:name="T26" style:family="text">
      <style:text-properties style:use-window-font-color="true" loext:opacity="0%" officeooo:rsid="003b0490"/>
    </style:style>
    <style:style style:name="T27" style:family="text">
      <style:text-properties fo:color="#569cd6" loext:opacity="100%"/>
    </style:style>
    <style:style style:name="T28" style:family="text">
      <style:text-properties fo:color="#9cdcfe" loext:opacity="100%"/>
    </style:style>
    <style:style style:name="T29" style:family="text">
      <style:text-properties fo:color="#d4d4d4" loext:opacity="100%"/>
    </style:style>
    <style:style style:name="T30" style:family="text">
      <style:text-properties fo:color="#b5cea8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IUT de Lannion<text:tab/><text:span text:style-name="T6">SAÉ S1.02</text:span></text:p>
      <text:p text:style-name="P10">Département Informatique<text:tab/><text:span text:style-name="T6">Semestre 1</text:span></text:p>
      <text:p text:style-name="P5"/>
      <text:p text:style-name="P5"/>
      <text:h text:style-name="P22" text:outline-level="1"/>
      <text:h text:style-name="P23" text:outline-level="1"><text:span text:style-name="T2">SAÉ S1.0</text:span><text:span text:style-name="T4">2</text:span><text:span text:style-name="T7"> : </text:span><text:span text:style-name="T8">comparaison d’approches algorithmiques</text:span></text:h>
      <text:p text:style-name="P3"/>
      <text:p text:style-name="P2">Le Snake <text:span text:style-name="T12">autonome </text:span>: <text:span text:style-name="T9">version </text:span><text:span text:style-name="T14">4</text:span></text:p>
      <text:p text:style-name="P4"/>
      <text:p text:style-name="P6"/>
      <text:p text:style-name="P1">Votre mission</text:p>
      <text:p text:style-name="P7"><text:span text:style-name="T25">Voici </text:span><text:span text:style-name="T26">les</text:span><text:span text:style-name="T25"> nouvelle</text:span><text:span text:style-name="T26">s consignes pour </text:span><text:span text:style-name="T25">v</text:span><text:span text:style-name="T24">o</text:span><text:span text:style-name="T25">tre </text:span><text:span text:style-name="T26">quatrième</text:span><text:span text:style-name="T25"> version du prog</text:span><text:span text:style-name="T24">ramme de snake autonome</text:span><text:span text:style-name="T25">.</text:span></text:p>
      <text:p text:style-name="P17"/>
      <text:p text:style-name="P17"/>
      <text:p text:style-name="P15">Objectif</text:p>
      <text:p text:style-name="P13">Il s’agit maintenant de faire cohabiter 2 serpents sur le plateau : <text:span text:style-name="T18">serpent1</text:span><text:span text:style-name="T15"> et </text:span><text:span text:style-name="T18">serpent2</text:span><text:span text:style-name="T15">. Chaque serpent devra essayer d’être le plus rapide pour manger chaque pomme avant l’autre serpent. Les deux serpents avanceront d’une position à tour de rôle. Enfin, au cours de ses déplacements un serpent devra éviter l’autre (pas de collision entre serpent</text:span><text:span text:style-name="T23">s</text:span><text:span text:style-name="T15">, pas de « croisement » de serpent</text:span><text:span text:style-name="T23">s</text:span><text:span text:style-name="T15">).</text:span></text:p>
      <text:p text:style-name="P13"/>
      <text:p text:style-name="P13"/>
      <text:p text:style-name="P28">Positions initiales</text:p>
      <text:p text:style-name="P30">Les deux serpents seront initialement positionnés comme ceci :</text:p>
      <text:list text:style-name="L1">
        <text:list-item>
          <text:p text:style-name="P31"><text:span text:style-name="T17">serpent1 : </text:span><text:s/><text:span text:style-name="T1">X=40</text:span> et <text:span text:style-name="T1">Y=1</text:span><text:span text:style-name="T5">3</text:span> et orienté <text:span text:style-name="T22">vers </text:span><text:span text:style-name="T19">la droite</text:span>,</text:p>
        </text:list-item>
        <text:list-item>
          <text:p text:style-name="P31"><text:span text:style-name="T17">serpent2 : </text:span><text:s/><text:span text:style-name="T1">X=40</text:span> et <text:span text:style-name="T1">Y=2</text:span><text:span text:style-name="T5">7</text:span> et orienté <text:span text:style-name="T22">vers </text:span><text:span text:style-name="T19">la gauche</text:span><text:span text:style-name="T22">.</text:span></text:p>
        </text:list-item>
      </text:list>
      <text:p text:style-name="P30"/>
      <text:p text:style-name="P30"/>
      <text:p text:style-name="P29">Nouvelles positions des pommes</text:p>
      <text:p text:style-name="P33"><text:tab/>int lesPommesX[NB_POMMES] = {40, 75, 78, 2, 9, 78, 74, 2, 72, 5};</text:p>
      <text:p text:style-name="P34"><text:tab/>int lesPommesY[NB_POMMES] = {20, 38, 2, 2, 5, 38, 32, 38, 32, 2};</text:p>
      <text:p text:style-name="P32"/>
      <text:p text:style-name="P32"/>
      <text:p text:style-name="P29">Nouvelles positions des pavés</text:p>
      <text:p text:style-name="P35"><text:tab/>int lesPavesX[NB_PAVES] = { 4, 73, 4, 73, 38, 38};</text:p>
      <text:p text:style-name="P34"><text:tab/>int lesPavesY[NB_PAVES] = { 4, 4, 33, 33, 14, 22};</text:p>
      <text:p text:style-name="P30"/>
      <text:p text:style-name="P30"/>
      <text:p text:style-name="P14"><text:span text:style-name="T1">Représentation graphique</text:span></text:p>
      <text:p text:style-name="P14">Afin de bien distinguer les deux serpents à l’exécution, la tête du <text:span text:style-name="T17">serpent1</text:span> sera représentée par le caractère <text:span text:style-name="T16">‘1’</text:span>, et celle du <text:span text:style-name="T17">serpent2</text:span> sera représentée par le caractère <text:span text:style-name="T16">‘2’</text:span>.</text:p>
      <text:p text:style-name="P14"/>
      <text:p text:style-name="P14"/>
      <text:p text:style-name="P15">Affichage des résultats</text:p>
      <text:p text:style-name="P12"><text:span text:style-name="T15">En fin d’exécution, v</text:span>otre programme <text:span text:style-name="T14">devra </text:span>afficher <text:span text:style-name="T20">pour chaque serpent</text:span><text:span text:style-name="T15"> </text:span>le nombre de <text:span text:style-name="T15">déplacements effectués et le nombre de </text:span><text:span text:style-name="T14">pommes mangées. Exemple :</text:span></text:p>
      <text:p text:style-name="P18"><text:tab/><text:span text:style-name="T15">Serpent1 : 365 déplacements et 6 p</text:span>ommes mangées</text:p>
      <text:p text:style-name="P18"><text:tab/><text:span text:style-name="T15">Serpent2 : 348 déplacements et 4 p</text:span>ommes mangées</text:p>
      <text:p text:style-name="P18"/>
      <text:p text:style-name="P15"><text:soft-page-break/>Consignes de programmation</text:p>
      <text:p text:style-name="P14">Vous dupliquerez votre procédure <text:span text:style-name="T16">progresser()</text:span> en deux procédures :</text:p>
      <text:list text:style-name="L2">
        <text:list-item>
          <text:p text:style-name="P24"><text:span text:style-name="T16">progresser1()</text:span>, qui calculera la prochaine position du <text:span text:style-name="T17">serpent1</text:span>,</text:p>
        </text:list-item>
        <text:list-item>
          <text:p text:style-name="P24">et <text:span text:style-name="T16">progresser2()</text:span> qui calculera celle du <text:span text:style-name="T17">serpent2</text:span>.</text:p>
        </text:list-item>
      </text:list>
      <text:p text:style-name="P16"/>
      <text:p text:style-name="P16"><text:span text:style-name="T19">Note </text:span>: vous dupliquerez de la même façon toute fonction personnelle qui interviendrait dans le calcul des déplcements du serpent.</text:p>
      <text:p text:style-name="P19"/>
      <text:p text:style-name="P19"/>
      <text:p text:style-name="P19"/>
      <text:p text:style-name="P19"/>
      <text:p text:style-name="P19"/>
      <text:p text:style-name="P14"><text:span text:style-name="T21">Travail demandé </text:span></text:p>
      <text:p text:style-name="P14"/>
      <text:p text:style-name="P12"><text:span text:style-name="T14">Complétez et a</text:span><text:span text:style-name="T13">daptez votre </text:span><text:span text:style-name="T14">programme </text:span><text:span text:style-name="T13">de manière à ce qu’</text:span><text:span text:style-name="T14">il permette à deux serpents de manger les pommes de manière concurrentielle.</text:span></text:p>
      <text:p text:style-name="P12"/>
      <text:p text:style-name="P11"/>
      <text:p text:style-name="P8"><text:span text:style-name="T15">D</text:span>époser sur Moodle, avant la date convenue, votre code source <text:span text:style-name="T10">"version</text:span><text:span text:style-name="T15">4</text:span><text:span text:style-name="T10">.c".</text:span></text:p>
      <text:p text:style-name="P8"/>
      <text:p text:style-name="P8"/>
      <text:p text:style-name="P9"><text:span text:style-name="T3">Note </text:span><text:span text:style-name="T11">: n’oubliez pas de </text:span>respecter les <text:span text:style-name="T1">conventions de codage</text:span> vues en R1.01 (voir document sur Moodle) : commentaires, indentation, utilisation de constantes, nommage des variables, etc.</text:p>
      <text:p text:style-name="P9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Entête" style:family="paragraph" style:parent-style-name="Standard">
      <style:paragraph-properties>
        <style:tab-stops>
          <style:tab-stop style:position="16.002cm" style:type="right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-left="0.141cm" fo:padding-right="0.141cm" fo:padding-top="0.035cm" fo:padding-bottom="0.035cm" fo:border="0.51pt solid #000000" fo:keep-with-next="always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4.7.2$Linux_X86_64 LibreOffice_project/40$Build-2</meta:generator>
    <dc:date>2025-01-17T14:11:33.577303717</dc:date>
    <meta:editing-duration>PT5H22M13S</meta:editing-duration>
    <meta:editing-cycles>48</meta:editing-cycles>
    <meta:document-statistic meta:table-count="0" meta:image-count="0" meta:object-count="0" meta:page-count="2" meta:paragraph-count="33" meta:word-count="370" meta:character-count="2321" meta:non-whitespace-character-count="1979"/>
  </office:meta>
</office:document-meta>
</file>